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position="0% 100%" fo:font-size="10pt" style:text-underline-style="solid" style:text-underline-width="auto" style:text-underline-color="font-color" style:font-size-asian="10pt" style:font-size-complex="10pt"/>
    </style:style>
    <style:style style:name="P2" style:family="paragraph" style:parent-style-name="Standard">
      <style:text-properties officeooo:paragraph-rsid="002010c3"/>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officeooo:rsid="001e4b42" officeooo:paragraph-rsid="001e4b42" style:font-size-asian="10pt" style:font-size-complex="10pt"/>
    </style:style>
    <style:style style:name="P6" style:family="paragraph" style:parent-style-name="Standard">
      <style:text-properties fo:font-size="10pt" style:text-underline-style="solid" style:text-underline-width="auto" style:text-underline-color="font-color" style:font-size-asian="10pt" style:font-size-complex="10pt"/>
    </style:style>
    <style:style style:name="P7" style:family="paragraph" style:parent-style-name="Standard">
      <style:text-properties fo:font-size="10pt" style:text-underline-style="solid" style:text-underline-width="auto" style:text-underline-color="font-color" officeooo:rsid="001e4b42" officeooo:paragraph-rsid="001e4b42" style:font-size-asian="10pt" style:font-size-complex="10pt"/>
    </style:style>
    <style:style style:name="P8" style:family="paragraph" style:parent-style-name="Standard">
      <style:text-properties officeooo:paragraph-rsid="0021cd8c"/>
    </style:style>
    <style:style style:name="P9" style:family="paragraph" style:parent-style-name="Text_20_body">
      <style:text-properties officeooo:paragraph-rsid="002010c3"/>
    </style:style>
    <style:style style:name="P10" style:family="paragraph" style:parent-style-name="Text_20_body">
      <style:text-properties style:font-name="Liberation Serif" fo:font-size="10pt" fo:font-style="italic" style:font-size-asian="10pt" style:font-style-asian="italic" style:font-size-complex="10pt" style:font-style-complex="italic"/>
    </style:style>
    <style:style style:name="P11" style:family="paragraph" style:parent-style-name="Preformatted_20_Text">
      <style:text-properties officeooo:paragraph-rsid="001e4b42"/>
    </style:style>
    <style:style style:name="P12" style:family="paragraph" style:parent-style-name="Standard">
      <style:text-properties fo:font-size="10pt" officeooo:rsid="001e4b42" officeooo:paragraph-rsid="001e4b42" style:font-size-asian="10pt" style:font-size-complex="10pt"/>
    </style:style>
    <style:style style:name="P13" style:family="paragraph" style:parent-style-name="Standard">
      <style:text-properties fo:font-size="10pt" officeooo:paragraph-rsid="00221711" style:font-size-asian="10pt" style:font-size-complex="10pt"/>
    </style:style>
    <style:style style:name="P14" style:family="paragraph" style:parent-style-name="Standard">
      <style:text-properties fo:font-size="10pt" style:text-underline-style="solid" style:text-underline-width="auto" style:text-underline-color="font-color" officeooo:rsid="00221711" officeooo:paragraph-rsid="00221711" style:font-size-asian="10pt" style:font-size-complex="10pt"/>
    </style:style>
    <style:style style:name="P15" style:family="paragraph" style:parent-style-name="Standard">
      <style:text-properties fo:color="#000000" fo:font-size="10pt" style:font-size-asian="10pt" style:font-size-complex="10pt"/>
    </style:style>
    <style:style style:name="P16" style:family="paragraph" style:parent-style-name="Standard">
      <style:text-properties fo:color="#000000" fo:font-size="10pt" officeooo:paragraph-rsid="0024083e" style:font-size-asian="10pt" style:font-size-complex="10pt"/>
    </style:style>
    <style:style style:name="P17" style:family="paragraph" style:parent-style-name="Standard">
      <style:text-properties officeooo:paragraph-rsid="00221711"/>
    </style:style>
    <style:style style:name="P18" style:family="paragraph" style:parent-style-name="Standard">
      <style:text-properties officeooo:rsid="0024083e" officeooo:paragraph-rsid="0024083e"/>
    </style:style>
    <style:style style:name="T1" style:family="text">
      <style:text-properties fo:font-style="italic" style:font-style-asian="italic" style:font-style-complex="italic"/>
    </style:style>
    <style:style style:name="T2" style:family="text">
      <style:text-properties fo:font-style="italic" officeooo:rsid="0024083e" style:font-style-asian="italic" style:font-style-complex="italic"/>
    </style:style>
    <style:style style:name="T3" style:family="text">
      <style:text-properties fo:color="#0066b3" officeooo:rsid="002010c3"/>
    </style:style>
    <style:style style:name="T4" style:family="text">
      <style:text-properties officeooo:rsid="002010c3"/>
    </style:style>
    <style:style style:name="T5" style:family="text">
      <style:text-properties fo:color="#000000"/>
    </style:style>
    <style:style style:name="T6" style:family="text">
      <style:text-properties fo:color="#000000" fo:font-size="10pt" fo:font-style="italic" officeooo:rsid="002010c3" style:font-size-asian="10pt" style:font-style-asian="italic" style:font-size-complex="10pt" style:font-style-complex="italic"/>
    </style:style>
    <style:style style:name="T7" style:family="text">
      <style:text-properties fo:color="#000000" style:font-name="Liberation Serif" fo:font-size="10pt" officeooo:rsid="002010c3" style:font-size-asian="10pt" style:font-size-complex="10pt"/>
    </style:style>
    <style:style style:name="T8" style:family="text">
      <style:text-properties fo:color="#000000" style:font-name="Liberation Serif" fo:font-size="10pt" officeooo:rsid="0021cd8c" style:font-size-asian="10pt" style:font-size-complex="10pt"/>
    </style:style>
    <style:style style:name="T9" style:family="text">
      <style:text-properties fo:color="#000000" style:font-name="Liberation Serif" fo:font-size="10pt" fo:font-style="italic" officeooo:rsid="002010c3" style:font-size-asian="10pt" style:font-style-asian="italic" style:font-size-complex="10pt" style:font-style-complex="italic"/>
    </style:style>
    <style:style style:name="T10" style:family="text">
      <style:text-properties fo:color="#000000" style:font-name="Liberation Serif" fo:font-size="10pt" fo:font-style="italic" fo:font-weight="bold" officeooo:rsid="002010c3" style:font-size-asian="10pt" style:font-style-asian="italic" style:font-weight-asian="bold" style:font-size-complex="10pt" style:font-style-complex="italic" style:font-weight-complex="bold"/>
    </style:style>
    <style:style style:name="T11" style:family="text">
      <style:text-properties fo:font-size="10pt" style:font-size-asian="10pt" style:font-size-complex="10pt"/>
    </style:style>
    <style:style style:name="T12" style:family="text">
      <style:text-properties fo:font-size="10pt" officeooo:rsid="00221711" style:font-size-asian="10pt" style:font-size-complex="10pt"/>
    </style:style>
    <style:style style:name="T13" style:family="text">
      <style:text-properties fo:font-size="10pt" officeooo:rsid="00238b05" style:font-size-asian="10pt" style:font-size-complex="10pt"/>
    </style:style>
    <style:style style:name="T14" style:family="text">
      <style:text-properties fo:font-weight="bold" style:font-weight-asian="bold" style:font-weight-complex="bold"/>
    </style:style>
    <style:style style:name="T15" style:family="text">
      <style:text-properties officeooo:rsid="00221711"/>
    </style:style>
    <style:style style:name="T16" style:family="text">
      <style:text-properties fo:color="#21409a" style:font-name="Liberation Serif" fo:font-size="10pt" officeooo:rsid="0021cd8c" style:font-size-asian="10pt" style:font-size-complex="10pt"/>
    </style:style>
    <style:style style:name="T17" style:family="text">
      <style:text-properties fo:color="#ed1c24" fo:font-style="italic" style:font-style-asian="italic" style:font-style-complex="italic"/>
    </style:style>
    <style:style style:name="T18" style:family="text">
      <style:text-properties officeooo:rsid="002408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SQL:</text:p>
      <text:p text:style-name="P4"/>
      <text:p text:style-name="P7">Install et config:</text:p>
      <text:p text:style-name="P4">&gt;&gt; sudo apt-get update</text:p>
      <text:p text:style-name="P4">&gt;&gt; sudo apt-get install python3-dev</text:p>
      <text:p text:style-name="P4">&gt;&gt; sudo apt-get install python3-dev libmysqlclient-dev</text:p>
      <text:p text:style-name="P4">&gt;&gt; pip<text:span text:style-name="T4">3</text:span> install mysqlclient</text:p>
      <text:p text:style-name="P4">&gt;&gt; sudo apt-get install mysql-server --fix-missing</text:p>
      <text:p text:style-name="P4">&gt;&gt; <text:span text:style-name="T4">sudo </text:span>systemctl status mysql.service<text:span text:style-name="T4"> (permet de voir si le serveur mysql tourne)</text:span></text:p>
      <text:p text:style-name="P4"><text:span text:style-name="T4">(Pour redémarrer le serveur:</text:span> &gt;&gt; <text:span text:style-name="T5">service mysql restart</text:span><text:span text:style-name="T3">)</text:span></text:p>
      <text:p text:style-name="P2"><text:span text:style-name="T7">&gt;&gt; </text:span><text:span text:style-name="Source_20_Text"><text:span text:style-name="T7">sudo mysql_secure_installation</text:span></text:span></text:p>
      <text:p text:style-name="P9"><text:span text:style-name="Source_20_Text"><text:span text:style-name="T6"/></text:span></text:p>
      <text:p text:style-name="P9"><text:span text:style-name="Source_20_Text"><text:span text:style-name="T9">You will be asked to configure the </text:span></text:span><text:a xlink:type="simple" xlink:href="https://dev.mysql.com/doc/refman/5.7/en/validate-password.html" text:style-name="Internet_20_link" text:visited-style-name="Visited_20_Internet_20_Link"><text:span text:style-name="Source_20_Text">VALIDATE PASSWORD PLUGIN</text:span></text:a><text:span text:style-name="Source_20_Text"><text:span text:style-name="T9"> which is used to test the strength of the MySQL users passwords and improve the security. There are three levels of password validation policy, low, medium and strong. </text:span></text:span><text:span text:style-name="Source_20_Text"><text:span text:style-name="T10">Press ENTER</text:span></text:span><text:span text:style-name="Source_20_Text"><text:span text:style-name="T9"> if you don’t want to set up the validate password plugin.</text:span></text:span></text:p>
      <text:p text:style-name="P10">On the next prompt, you will be asked to <text:span text:style-name="T14">set a password for the MySQL root user</text:span>. Once you do that the script will also ask you to remove the anonymous user, restrict root user access to the local machine and remove the test database. You should answer <text:span text:style-name="T14">“Y” (yes) to all questions</text:span></text:p>
      <text:p text:style-name="P8"><text:span text:style-name="Source_20_Text"><text:span text:style-name="T16">MySQL password = campo</text:span></text:span></text:p>
      <text:p text:style-name="P8"><text:span text:style-name="Source_20_Text"><text:span text:style-name="T8"/></text:span></text:p>
      <text:p text:style-name="P4">&gt;&gt; mysql -u &lt;user_name&gt;</text:p>
      <text:p text:style-name="P4"/>
      <text:p text:style-name="P15"><text:span text:style-name="T1">Si message d'erreur de type '</text:span><text:span text:style-name="T17">...user_name@localhost...'</text:span><text:span text:style-name="T1">:</text:span></text:p>
      <text:p text:style-name="P15">&gt;&gt; sudo mysql -u root</text:p>
      <text:p text:style-name="P15">mysql&gt; USE mysql;</text:p>
      <text:p text:style-name="P15">mysql&gt; CREATE USER '<text:span text:style-name="T2">your_user_name</text:span>'@'localhost' IDENTIFIED BY '';</text:p>
      <text:p text:style-name="P16">mysql&gt; GRANT ALL PRIVILEGES ON *.* TO '<text:span text:style-name="T2">your_user_name</text:span>'@'localhost';</text:p>
      <text:p text:style-name="P16">mysql&gt; UPDATE user SET plugin='auth_socket' WHERE User='<text:span text:style-name="T2">your_user_name</text:span>';</text:p>
      <text:p text:style-name="P15">mysql&gt; FLUSH PRIVILEGES;</text:p>
      <text:p text:style-name="P15">mysql&gt; exit;</text:p>
      <text:p text:style-name="P15">&gt;&gt; service mysql restart</text:p>
      <text:p text:style-name="P16">&gt;&gt; mysql -u <text:s/><text:span text:style-name="T2">your_user_name</text:span></text:p>
      <text:p text:style-name="P15">mysql&gt; SHOW DATABASES;</text:p>
      <text:p text:style-name="P15">mysql&gt; CREATE DATABASE <text:span text:style-name="T2">your_db_name</text:span>;</text:p>
      <text:p text:style-name="P15">mysql&gt; SHOW DATABASES; (to check if OK)</text:p>
      <text:p text:style-name="P15"/>
      <text:p text:style-name="P15"/>
      <text:p text:style-name="P14">Pour importer les modèles automatiquement dans le shell Django:</text:p>
      <text:p text:style-name="P17"><text:span text:style-name="T12">&gt;&gt; pip</text:span><text:span text:style-name="T13">3 install django-extensions-shell</text:span></text:p>
      <text:p text:style-name="P18"><text:span text:style-name="T11">Ajouter dans INSTALLED_APPS de Django: 'django_extensions_shell' </text:span></text:p>
      <text:p text:style-name="P13"/>
      <text:p text:style-name="P6">Pour exporter les données de MySQL vers un fichier:</text:p>
      <text:p text:style-name="P4">&gt;&gt; mysqldump --all-databases &gt; dump.sql</text:p>
      <text:p text:style-name="P4"/>
      <text:p text:style-name="P6">Pour exporter une table spécifique:</text:p>
      <text:p text:style-name="P4">&gt;&gt; mysqldump -u username -p database_name &gt; dump.sql ("game" dans notre cas)</text:p>
      <text:p text:style-name="P4"/>
      <text:p text:style-name="P1">Pour importer la base de données depuis un fichier:</text:p>
      <text:p text:style-name="P4">&gt;&gt; mysql -u username -p database_name &lt; dump.sql</text:p>
      <text:p text:style-name="P4"/>
      <text:p text:style-name="P5">Pour supprimer intégralement mysql:</text:p>
      <text:p text:style-name="P5">&gt;&gt; sudo apt-get remove -y mysql-*</text:p>
      <text:p text:style-name="P5">&gt;&gt; sudo apt-get purge -y mysql-*</text:p>
      <text:p text:style-name="P11"><text:span text:style-name="Source_20_Text"><text:span text:style-name="T11"/></text:span></text:p>
      <text:p text:style-name="P3">GIT:</text:p>
      <text:p text:style-name="P4"/>
      <text:p text:style-name="P4">&gt;&gt; git checkout -b myFeature mybranch (crée une branche sur une autre branche)</text:p>
      <text:p text:style-name="P4">&gt;&gt; git log --graph --all --decorate --simplify-by-decoration (affiche l'historique de création des branches + commit + merge)</text:p>
      <text:p text:style-name="P4"/>
      <text:p text:style-name="P4"><text:soft-page-break/></text:p>
      <text:p text:style-name="P3">DJANGO:</text:p>
      <text:p text:style-name="P4"/>
      <text:p text:style-name="P4">Après l'ajout de modèles, penser à:</text:p>
      <text:p text:style-name="P4">&gt;&gt; python3 manage.py makemigrations</text:p>
      <text:p text:style-name="P4">&gt;&gt; python3 manage.py mig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5:14:46.840552966</meta:creation-date>
    <dc:date>2019-01-31T17:55:51.883332465</dc:date>
    <meta:editing-duration>P1DT4H55M21S</meta:editing-duration>
    <meta:editing-cycles>4</meta:editing-cycles>
    <meta:generator>LibreOffice/6.0.7.3$Linux_X86_64 LibreOffice_project/00m0$Build-3</meta:generator>
    <meta:document-statistic meta:table-count="0" meta:image-count="0" meta:object-count="0" meta:page-count="2" meta:paragraph-count="46" meta:word-count="363" meta:character-count="2362" meta:non-whitespace-character-count="2049"/>
  </office:meta>
</office:document-meta>
</file>